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883f" officeooo:paragraph-rsid="001c883f"/>
    </style:style>
    <style:style style:name="P2" style:family="paragraph" style:parent-style-name="Standard">
      <style:text-properties fo:color="#ffffff" style:font-name="Courier" fo:font-weight="bold" officeooo:rsid="001fb938" officeooo:paragraph-rsid="001fb938" fo:background-color="#000000" style:font-weight-asian="bold" style:font-weight-complex="bold"/>
    </style:style>
    <style:style style:name="P3" style:family="paragraph" style:parent-style-name="Standard">
      <style:text-properties officeooo:paragraph-rsid="001ea069"/>
    </style:style>
    <style:style style:name="P4" style:family="paragraph" style:parent-style-name="Standard">
      <style:text-properties fo:font-weight="bold" officeooo:rsid="001c883f" officeooo:paragraph-rsid="001c883f" fo:background-color="#ffff00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1c883f" officeooo:paragraph-rsid="001c883f" style:font-weight-asian="bold" style:font-weight-complex="bold"/>
    </style:style>
    <style:style style:name="P6" style:family="paragraph" style:parent-style-name="Standard" style:list-style-name="L1">
      <style:text-properties officeooo:paragraph-rsid="001c883f"/>
    </style:style>
    <style:style style:name="P7" style:family="paragraph" style:parent-style-name="Standard">
      <style:text-properties fo:color="#ffffff" style:font-name="Courier" fo:font-weight="bold" officeooo:rsid="001c883f" officeooo:paragraph-rsid="001c883f" fo:background-color="#000000" style:font-weight-asian="bold" style:font-weight-complex="bold"/>
    </style:style>
    <style:style style:name="P8" style:family="paragraph" style:parent-style-name="Standard">
      <style:text-properties fo:color="#ffffff" style:font-name="Courier" fo:font-weight="bold" officeooo:rsid="00201681" officeooo:paragraph-rsid="00201681" fo:background-color="#000000" style:font-weight-asian="bold" style:font-weight-complex="bold"/>
    </style:style>
    <style:style style:name="P9" style:family="paragraph" style:parent-style-name="Standard" style:list-style-name="L2"/>
    <style:style style:name="P10" style:family="paragraph" style:parent-style-name="Standard" style:list-style-name="L3"/>
    <style:style style:name="P11" style:family="paragraph" style:parent-style-name="Standard">
      <style:text-properties fo:color="#ff3333" officeooo:rsid="00333100" officeooo:paragraph-rsid="001c883f"/>
    </style:style>
    <style:style style:name="P12" style:family="paragraph" style:parent-style-name="Standard">
      <style:text-properties fo:font-weight="bold" officeooo:rsid="001c883f" officeooo:paragraph-rsid="001ea069" fo:background-color="#ffff00" style:font-weight-asian="bold" style:font-weight-complex="bold"/>
    </style:style>
    <style:style style:name="P13" style:family="paragraph" style:parent-style-name="Standard" style:list-style-name="L4">
      <style:text-properties officeooo:rsid="001ea069" officeooo:paragraph-rsid="001ea069"/>
    </style:style>
    <style:style style:name="P14" style:family="paragraph" style:parent-style-name="Standard" style:list-style-name="L5">
      <style:text-properties officeooo:rsid="00201681" officeooo:paragraph-rsid="00201681"/>
    </style:style>
    <style:style style:name="T1" style:family="text">
      <style:text-properties fo:color="#ffffff" style:font-name="Courier" fo:font-weight="bold" officeooo:rsid="001ea069" fo:background-color="#000000" loext:char-shading-value="0" style:font-weight-asian="bold" style:font-weight-complex="bold"/>
    </style:style>
    <style:style style:name="T2" style:family="text">
      <style:text-properties fo:color="#ffffff" style:font-name="Courier" fo:font-weight="bold" officeooo:rsid="001c883f" fo:background-color="#000000" loext:char-shading-value="0" style:font-weight-asian="bold" style:font-weight-complex="bold"/>
    </style:style>
    <style:style style:name="T3" style:family="text">
      <style:text-properties officeooo:rsid="001fb938"/>
    </style:style>
    <style:style style:name="T4" style:family="text">
      <style:text-properties officeooo:rsid="001fb938" fo:background-color="#00ff7f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HCP</text:p>
      <text:p text:style-name="P4">Coté client :</text:p>
      <text:list xml:id="list3882265066" text:style-name="L1">
        <text:list-item>
          <text:p text:style-name="P6"><text:span text:style-name="T3">Afficher les informations fournies par le serveur (on suppose que le nom de l'interface ethernet du client est "</text:span><text:span text:style-name="T4">eno1</text:span><text:span text:style-name="T3">") :</text:span></text:p>
        </text:list-item>
      </text:list>
      <text:p text:style-name="P7">more /var/lib/dhcp/dhclient.eno1.leases</text:p>
      <text:list xml:id="list3044780870" text:style-name="L2">
        <text:list-item>
          <text:p text:style-name="P9">Libérer l'adresse attribué par le serveur</text:p>
        </text:list-item>
      </text:list>
      <text:p text:style-name="P2">ifdown eno1</text:p>
      <text:list xml:id="list3233304192" text:style-name="L3">
        <text:list-item>
          <text:p text:style-name="P10">Redemander une adresse au serveur</text:p>
        </text:list-item>
      </text:list>
      <text:p text:style-name="P2">ifup eno1</text:p>
      <text:p text:style-name="P11"/>
      <text:p text:style-name="P12">Coté serveur:</text:p>
      <text:list xml:id="list4199485525" text:style-name="L4">
        <text:list-item>
          <text:p text:style-name="P13">Voir les 30 derniers messages des journaux :</text:p>
        </text:list-item>
      </text:list>
      <text:p text:style-name="P3"><text:span text:style-name="T2">t</text:span><text:span text:style-name="T1">ail -n 30</text:span><text:span text:style-name="T2"> /var/l</text:span><text:span text:style-name="T1">og/daemon.log</text:span></text:p>
      <text:list xml:id="list2882139844" text:style-name="L5">
        <text:list-item>
          <text:p text:style-name="P14">Connaître l'état du serveur DHCP :</text:p>
        </text:list-item>
      </text:list>
      <text:p text:style-name="P8">systemctl status isc-dhcp-server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9-24T12:09:34.306235602</meta:creation-date>
    <dc:date>2020-09-24T12:49:46.783832761</dc:date>
    <meta:editing-duration>PT7M10S</meta:editing-duration>
    <meta:editing-cycles>3</meta:editing-cycles>
    <meta:generator>LibreOffice/6.3.5.2$Linux_X86_64 LibreOffice_project/30$Build-2</meta:generator>
    <meta:document-statistic meta:table-count="0" meta:image-count="0" meta:object-count="0" meta:page-count="1" meta:paragraph-count="13" meta:word-count="69" meta:character-count="428" meta:non-whitespace-character-count="377"/>
  </office:meta>
</office:document-meta>
</file>